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iroFont-0-0" svg:font-family="CairoFont-0-0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zilla_Bullet" svg:font-family="Mozilla_Bulle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000000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cm" fo:min-width="0.3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5pt" style:font-size-asian="15pt" style:font-size-complex="15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8" style:family="paragraph">
      <loext:graphic-properties draw:fill="none"/>
      <style:text-properties fo:font-size="13.5pt" style:font-size-asian="13.5pt" style:font-size-complex="13.5pt"/>
    </style:style>
    <style:style style:name="T1" style:family="text">
      <style:text-properties fo:color="#000000" loext:opacity="100%" style:font-name="CairoFont-0-0" fo:font-size="18pt" fo:font-weight="normal" style:font-name-asian="CairoFont-0-0" style:font-size-asian="18pt" style:font-weight-asian="normal" style:font-name-complex="CairoFont-0-0" style:font-size-complex="18pt" style:font-weight-complex="normal"/>
    </style:style>
    <style:style style:name="T2" style:family="text">
      <style:text-properties fo:color="#000000" loext:opacity="100%" style:font-name="CairoFont-0-0" fo:font-size="15pt" fo:font-weight="normal" style:font-name-asian="CairoFont-0-0" style:font-size-asian="15pt" style:font-weight-asian="normal" style:font-name-complex="CairoFont-0-0" style:font-size-complex="15pt" style:font-weight-complex="normal"/>
    </style:style>
    <style:style style:name="T3" style:family="text">
      <style:text-properties fo:color="#000000" loext:opacity="100%" style:font-name="CairoFont-0-0" fo:font-size="12pt" fo:font-weight="normal" style:font-name-asian="CairoFont-0-0" style:font-size-asian="12pt" style:font-weight-asian="normal" style:font-name-complex="CairoFont-0-0" style:font-size-complex="12pt" style:font-weight-complex="normal"/>
    </style:style>
    <style:style style:name="T4" style:family="text">
      <style:text-properties fo:color="#000000" loext:opacity="100%" style:font-name="Ubuntu" fo:font-size="10.8000001907349pt" fo:font-weight="normal" style:font-name-asian="Ubuntu" style:font-size-asian="10.8000001907349pt" style:font-weight-asian="normal" style:font-name-complex="Ubuntu" style:font-size-complex="10.8000001907349pt" style:font-weight-complex="normal"/>
    </style:style>
    <style:style style:name="T5" style:family="text">
      <style:text-properties fo:color="#000000" loext:opacity="100%" style:font-name="CairoFont-0-0" fo:font-size="13.5pt" fo:font-weight="normal" style:font-name-asian="CairoFont-0-0" style:font-size-asian="13.5pt" style:font-weight-asian="normal" style:font-name-complex="CairoFont-0-0" style:font-size-complex="13.5pt" style:font-weight-complex="normal"/>
    </style:style>
    <style:style style:name="T6" style:family="text">
      <style:text-properties fo:color="#000000" loext:opacity="100%" style:font-name="Ubuntu" fo:font-size="12pt" fo:font-weight="normal" style:font-name-asian="Ubuntu" style:font-size-asian="12pt" style:font-weight-asian="normal" style:font-name-complex="Ubuntu" style:font-size-complex="12pt" style:font-weight-complex="normal"/>
    </style:style>
    <style:style style:name="T7" style:family="text">
      <style:text-properties fo:color="#000000" loext:opacity="100%" style:font-name="Mozilla_Bullet" fo:font-size="12pt" fo:font-weight="normal" style:font-name-asian="Mozilla_Bullet" style:font-size-asian="12pt" style:font-weight-asian="normal" style:font-name-complex="Mozilla_Bullet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03cm" svg:x="1.304cm" svg:y="0.133cm" svg:viewBox="0 0 21026 29704" draw:points="0,0 21026,0 21026,29704 0,29704">
          <text:p/>
        </draw:polygon>
        <draw:frame draw:style-name="gr2" draw:text-style-name="P3" draw:layer="layout" svg:width="3.753cm" svg:height="0.865cm" svg:x="0.988cm" svg:y="0.512cm">
          <draw:text-box>
            <text:p text:style-name="P2"><text:span text:style-name="T1">RESPUESTAS</text:span></text:p>
          </draw:text-box>
        </draw:frame>
        <draw:frame draw:style-name="gr3" draw:text-style-name="P4" draw:layer="layout" svg:width="13.515cm" svg:height="0.725cm" svg:x="0.988cm" svg:y="1.851cm">
          <draw:text-box>
            <text:p text:style-name="P2"><text:span text:style-name="T2">EJERCICIO 10 – Clasificación Multiclase con Iris Dataset</text:span></text:p>
          </draw:text-box>
        </draw:frame>
        <draw:path draw:style-name="gr4" draw:text-style-name="P5" draw:layer="layout" svg:width="12.713cm" svg:height="0.512cm" svg:x="4.677cm" svg:y="3.012cm" svg:viewBox="0 0 12714 513" svg:d="M169 0h12375c94 0 170 76 170 170v173c0 94-76 170-170 170h-12375c-93 0-169-76-169-170v-173c0-94 76-170 169-170zM12544 18h-12375c-83 0-152 68-152 152v173c0 84 69 152 152 152h12375c84 0 152-68 152-152v-173c0-84-68-152-152-152z">
          <text:p/>
        </draw:path>
        <draw:frame draw:style-name="gr5" draw:text-style-name="P6" draw:layer="layout" svg:width="3.672cm" svg:height="0.577cm" svg:x="0.988cm" svg:y="2.957cm">
          <draw:text-box>
            <text:p text:style-name="P2"><text:span text:style-name="T3">Archivo ejecutado:</text:span></text:p>
          </draw:text-box>
        </draw:frame>
        <draw:frame draw:style-name="gr6" draw:text-style-name="P7" draw:layer="layout" svg:width="12.935cm" svg:height="0.429cm" svg:x="4.801cm" svg:y="3.055cm">
          <draw:text-box>
            <text:p text:style-name="P2"><text:span text:style-name="T4">EjerciciosPropuestos/Ejercicio10/Ejercicio10_Clasificación_Multiclase_Iris.py</text:span></text:p>
          </draw:text-box>
        </draw:frame>
        <draw:frame draw:style-name="gr7" draw:text-style-name="P8" draw:layer="layout" svg:width="2.191cm" svg:height="0.649cm" svg:x="0.988cm" svg:y="4.132cm">
          <draw:text-box>
            <text:p text:style-name="P2"><text:span text:style-name="T5">Pregunta:</text:span></text:p>
          </draw:text-box>
        </draw:frame>
        <draw:frame draw:style-name="gr5" draw:text-style-name="P6" draw:layer="layout" svg:width="19.657cm" svg:height="0.475cm" svg:x="0.988cm" svg:y="5.151cm">
          <draw:text-box>
            <text:p text:style-name="P2"><text:span text:style-name="T6">¿Cuál de los tres modelos utilizados (Logistic Regression, SVM, KNN) mostró mejor rendimiento general?</text:span></text:p>
          </draw:text-box>
        </draw:frame>
        <draw:frame draw:style-name="gr5" draw:text-style-name="P6" draw:layer="layout" svg:width="15.809cm" svg:height="0.475cm" svg:x="0.988cm" svg:y="5.85cm">
          <draw:text-box>
            <text:p text:style-name="P2"><text:span text:style-name="T6">Justifica tu respuesta analizando la matriz de confusión y el reporte de clasificación.</text:span></text:p>
          </draw:text-box>
        </draw:frame>
        <draw:frame draw:style-name="gr7" draw:text-style-name="P8" draw:layer="layout" svg:width="2.669cm" svg:height="0.649cm" svg:x="0.988cm" svg:y="6.957cm">
          <draw:text-box>
            <text:p text:style-name="P2"><text:span text:style-name="T5">RESPUESTA:</text:span></text:p>
          </draw:text-box>
        </draw:frame>
        <draw:frame draw:style-name="gr5" draw:text-style-name="P6" draw:layer="layout" svg:width="11.741cm" svg:height="0.475cm" svg:x="0.988cm" svg:y="7.977cm">
          <draw:text-box>
            <text:p text:style-name="P2"><text:span text:style-name="T6">Los tres modelos (Logistic Regression, SVM y KNN) mostraron </text:span></text:p>
          </draw:text-box>
        </draw:frame>
        <draw:frame draw:style-name="gr5" draw:text-style-name="P6" draw:layer="layout" svg:width="6.267cm" svg:height="0.577cm" svg:x="12.357cm" svg:y="7.919cm">
          <draw:text-box>
            <text:p text:style-name="P2"><text:span text:style-name="T3">rendimiento idéntico y perfecto</text:span></text:p>
          </draw:text-box>
        </draw:frame>
        <draw:frame draw:style-name="gr5" draw:text-style-name="P6" draw:layer="layout" svg:width="0.781cm" svg:height="0.475cm" svg:x="18.499cm" svg:y="7.977cm">
          <draw:text-box>
            <text:p text:style-name="P2"><text:span text:style-name="T6"><text:s/></text:span><text:span text:style-name="T6">con</text:span></text:p>
          </draw:text-box>
        </draw:frame>
        <draw:frame draw:style-name="gr5" draw:text-style-name="P6" draw:layer="layout" svg:width="17.553cm" svg:height="0.475cm" svg:x="0.988cm" svg:y="8.675cm">
          <draw:text-box>
            <text:p text:style-name="P2"><text:span text:style-name="T6">100% de precisión, recall y f1-score para las tres clases de flores (setosa, versicolor, virginica).</text:span></text:p>
          </draw:text-box>
        </draw:frame>
        <draw:frame draw:style-name="gr5" draw:text-style-name="P6" draw:layer="layout" svg:width="2.483cm" svg:height="0.577cm" svg:x="0.988cm" svg:y="9.686cm">
          <draw:text-box>
            <text:p text:style-name="P2"><text:span text:style-name="T3">Justificación:</text:span></text:p>
          </draw:text-box>
        </draw:frame>
        <draw:frame draw:style-name="gr5" draw:text-style-name="P6" draw:layer="layout" svg:width="2.149cm" svg:height="0.577cm" svg:x="1.322cm" svg:y="10.773cm">
          <draw:text-box>
            <text:p text:style-name="P2"><text:span text:style-name="T7">• </text:span><text:span text:style-name="T3">Accuracy:</text:span></text:p>
          </draw:text-box>
        </draw:frame>
        <draw:frame draw:style-name="gr5" draw:text-style-name="P6" draw:layer="layout" svg:width="6.504cm" svg:height="0.475cm" svg:x="3.578cm" svg:y="10.831cm">
          <draw:text-box>
            <text:p text:style-name="P2"><text:span text:style-name="T6"><text:s/></text:span><text:span text:style-name="T6">1.00 (100%) para los tres modelos</text:span></text:p>
          </draw:text-box>
        </draw:frame>
        <draw:frame draw:style-name="gr5" draw:text-style-name="P6" draw:layer="layout" svg:width="5.476cm" svg:height="0.577cm" svg:x="1.322cm" svg:y="11.648cm">
          <draw:text-box>
            <text:p text:style-name="P2"><text:span text:style-name="T7">• </text:span><text:span text:style-name="T3">Precision, Recall, F1-score:</text:span></text:p>
          </draw:text-box>
        </draw:frame>
        <draw:frame draw:style-name="gr5" draw:text-style-name="P6" draw:layer="layout" svg:width="8.634cm" svg:height="0.475cm" svg:x="6.808cm" svg:y="11.706cm">
          <draw:text-box>
            <text:p text:style-name="P2"><text:span text:style-name="T6"><text:s/></text:span><text:span text:style-name="T6">1.00 para todas las clases en los tres modelos</text:span></text:p>
          </draw:text-box>
        </draw:frame>
        <draw:frame draw:style-name="gr5" draw:text-style-name="P6" draw:layer="layout" svg:width="6.111cm" svg:height="0.577cm" svg:x="1.322cm" svg:y="12.523cm">
          <draw:text-box>
            <text:p text:style-name="P2"><text:span text:style-name="T7">• </text:span><text:span text:style-name="T3">Matriz de confusión implícita:</text:span></text:p>
          </draw:text-box>
        </draw:frame>
        <draw:frame draw:style-name="gr5" draw:text-style-name="P6" draw:layer="layout" svg:width="5.09cm" svg:height="0.475cm" svg:x="7.406cm" svg:y="12.581cm">
          <draw:text-box>
            <text:p text:style-name="P2"><text:span text:style-name="T6"><text:s/></text:span><text:span text:style-name="T6">Sin errores de clasificación</text:span></text:p>
          </draw:text-box>
        </draw:frame>
        <draw:frame draw:style-name="gr5" draw:text-style-name="P6" draw:layer="layout" svg:width="16.427cm" svg:height="0.475cm" svg:x="3.201cm" svg:y="13.65cm">
          <draw:text-box>
            <text:p text:style-name="P2"><text:span text:style-name="T6"><text:s/></text:span><text:span text:style-name="T6">No hay diferencia en rendimiento debido a que el dataset Iris es extremadamente bien</text:span></text:p>
          </draw:text-box>
        </draw:frame>
        <draw:frame draw:style-name="gr5" draw:text-style-name="P6" draw:layer="layout" svg:width="19.327cm" svg:height="0.475cm" svg:x="0.988cm" svg:y="14.348cm">
          <draw:text-box>
            <text:p text:style-name="P2"><text:span text:style-name="T6">separable linealmente. En este caso específico, cualquiera de los tres modelos es óptimo, aunque en la</text:span></text:p>
          </draw:text-box>
        </draw:frame>
        <draw:frame draw:style-name="gr5" draw:text-style-name="P6" draw:layer="layout" svg:width="4.841cm" svg:height="0.475cm" svg:x="0.988cm" svg:y="15.047cm">
          <draw:text-box>
            <text:p text:style-name="P2"><text:span text:style-name="T6">práctica se recomendaría </text:span></text:p>
          </draw:text-box>
        </draw:frame>
        <draw:frame draw:style-name="gr5" draw:text-style-name="P6" draw:layer="layout" svg:width="0.87cm" svg:height="0.577cm" svg:x="5.67cm" svg:y="14.989cm">
          <draw:text-box>
            <text:p text:style-name="P2"><text:span text:style-name="T3">SVM</text:span></text:p>
          </draw:text-box>
        </draw:frame>
        <draw:frame draw:style-name="gr5" draw:text-style-name="P6" draw:layer="layout" svg:width="10.179cm" svg:height="0.475cm" svg:x="6.564cm" svg:y="15.047cm">
          <draw:text-box>
            <text:p text:style-name="P2"><text:span text:style-name="T6"><text:s/></text:span><text:span text:style-name="T6">por su robustez con datos perfectamente separables.</text:span></text:p>
          </draw:text-box>
        </draw:frame>
        <draw:frame draw:style-name="gr3" draw:text-style-name="P4" draw:layer="layout" svg:width="15.479cm" svg:height="0.725cm" svg:x="0.988cm" svg:y="16.503cm">
          <draw:text-box>
            <text:p text:style-name="P2"><text:span text:style-name="T2">EJERCICIO 11 – Ajuste de Hiperparámetros con Random Forest</text:span></text:p>
          </draw:text-box>
        </draw:frame>
        <draw:path draw:style-name="gr4" draw:text-style-name="P5" draw:layer="layout" svg:width="19.444cm" svg:height="0.511cm" svg:x="4.677cm" svg:y="17.665cm" svg:viewBox="0 0 19445 512" svg:d="M169 0h19107c94 0 169 76 169 169v173c0 93-75 170-169 170h-19107c-93 0-169-77-169-170v-173c0-93 76-169 169-169zM19276 17h-19107c-83 0-152 68-152 152v173c0 84 69 153 152 153h19107c84 0 152-69 152-153v-173c0-84-68-152-152-152z">
          <text:p/>
        </draw:path>
        <draw:frame draw:style-name="gr5" draw:text-style-name="P6" draw:layer="layout" svg:width="3.672cm" svg:height="0.577cm" svg:x="0.988cm" svg:y="17.61cm">
          <draw:text-box>
            <text:p text:style-name="P2"><text:span text:style-name="T3">Archivo ejecutado:</text:span></text:p>
          </draw:text-box>
        </draw:frame>
        <draw:path draw:style-name="gr4" draw:text-style-name="P5" draw:layer="layout" svg:width="19.445cm" svg:height="0.512cm" svg:x="-4.601cm" svg:y="18.372cm" svg:viewBox="0 0 19446 513" svg:d="M170 0h19107c93 0 169 76 169 170v173c0 94-76 170-169 170h-19107c-94 0-170-76-170-170v-173c0-94 76-170 170-170zM19277 18h-19107c-84 0-152 68-152 152v173c0 84 68 152 152 152h19107c83 0 151-68 151-152v-173c0-84-68-152-151-152z">
          <text:p/>
        </draw:path>
        <draw:frame draw:style-name="gr6" draw:text-style-name="P7" draw:layer="layout" svg:width="5.67cm" svg:height="0.429cm" svg:x="4.801cm" svg:y="17.707cm">
          <draw:text-box>
            <text:p text:style-name="P2"><text:span text:style-name="T4">EjerciciosPropuestos/Ejercicio11/</text:span></text:p>
          </draw:text-box>
        </draw:frame>
        <draw:frame draw:style-name="gr6" draw:text-style-name="P7" draw:layer="layout" svg:width="14.218cm" svg:height="0.429cm" svg:x="0.988cm" svg:y="18.414cm">
          <draw:text-box>
            <text:p text:style-name="P2"><text:span text:style-name="T4">Ejercicio11_Validación_Cruzada_y_Ajuste_de_Hiperparámetros_Random _Forest.py</text:span></text:p>
          </draw:text-box>
        </draw:frame>
        <draw:frame draw:style-name="gr7" draw:text-style-name="P8" draw:layer="layout" svg:width="2.191cm" svg:height="0.649cm" svg:x="0.988cm" svg:y="19.492cm">
          <draw:text-box>
            <text:p text:style-name="P2"><text:span text:style-name="T5">Pregunta:</text:span></text:p>
          </draw:text-box>
        </draw:frame>
        <draw:frame draw:style-name="gr5" draw:text-style-name="P6" draw:layer="layout" svg:width="19.624cm" svg:height="0.475cm" svg:x="0.988cm" svg:y="20.511cm">
          <draw:text-box>
            <text:p text:style-name="P2"><text:span text:style-name="T6">¿Cómo mejoró el desempeño del modelo al aplicar GridSearchCV? Describe qué hiperparámetros fueron</text:span></text:p>
          </draw:text-box>
        </draw:frame>
        <draw:frame draw:style-name="gr5" draw:text-style-name="P6" draw:layer="layout" svg:width="10.471cm" svg:height="0.475cm" svg:x="0.988cm" svg:y="21.21cm">
          <draw:text-box>
            <text:p text:style-name="P2"><text:span text:style-name="T6">óptimos y cómo afectaron la precisión del modelo final.</text:span></text:p>
          </draw:text-box>
        </draw:frame>
        <draw:frame draw:style-name="gr7" draw:text-style-name="P8" draw:layer="layout" svg:width="2.669cm" svg:height="0.649cm" svg:x="0.988cm" svg:y="22.317cm">
          <draw:text-box>
            <text:p text:style-name="P2"><text:span text:style-name="T5">RESPUESTA:</text:span></text:p>
          </draw:text-box>
        </draw:frame>
        <draw:frame draw:style-name="gr5" draw:text-style-name="P6" draw:layer="layout" svg:width="7.901cm" svg:height="0.577cm" svg:x="0.988cm" svg:y="23.279cm">
          <draw:text-box>
            <text:p text:style-name="P2"><text:span text:style-name="T3">Hiperparámetros óptimos encontrados:</text:span></text:p>
          </draw:text-box>
        </draw:frame>
        <draw:path draw:style-name="gr4" draw:text-style-name="P5" draw:layer="layout" svg:width="2.697cm" svg:height="0.511cm" svg:x="1.728cm" svg:y="24.421cm" svg:viewBox="0 0 2698 512" svg:d="M169 0h2360c93 0 169 75 169 169v173c0 94-76 170-169 170h-2360c-93 0-169-76-169-170v-173c0-94 76-169 169-169zM2529 17h-2360c-83 0-151 68-151 152v173c0 84 68 152 151 152h2360c83 0 151-68 151-152v-173c0-84-68-152-151-152z">
          <text:p/>
        </draw:path>
        <draw:frame draw:style-name="gr5" draw:text-style-name="P6" draw:layer="layout" svg:width="0.422cm" svg:height="0.577cm" svg:x="1.322cm" svg:y="24.365cm">
          <draw:text-box>
            <text:p text:style-name="P2"><text:span text:style-name="T7">• </text:span></text:p>
          </draw:text-box>
        </draw:frame>
        <draw:frame draw:style-name="gr6" draw:text-style-name="P7" draw:layer="layout" svg:width="2.534cm" svg:height="0.429cm" svg:x="1.852cm" svg:y="24.463cm">
          <draw:text-box>
            <text:p text:style-name="P2"><text:span text:style-name="T4">max_depth = 4</text:span></text:p>
          </draw:text-box>
        </draw:frame>
        <draw:path draw:style-name="gr4" draw:text-style-name="P5" draw:layer="layout" svg:width="3.397cm" svg:height="0.512cm" svg:x="1.728cm" svg:y="25.304cm" svg:viewBox="0 0 3398 513" svg:d="M169 0h3059c93 0 170 76 170 170v172c0 94-77 171-170 171h-3059c-93 0-169-77-169-171v-172c0-94 76-170 169-170zM3228 18h-3059c-83 0-151 68-151 152v172c0 84 68 152 151 152h3059c84 0 153-68 153-152v-172c0-84-69-152-153-152z">
          <text:p/>
        </draw:path>
        <draw:frame draw:style-name="gr5" draw:text-style-name="P6" draw:layer="layout" svg:width="0.422cm" svg:height="0.577cm" svg:x="1.322cm" svg:y="25.249cm">
          <draw:text-box>
            <text:p text:style-name="P2"><text:span text:style-name="T7">• </text:span></text:p>
          </draw:text-box>
        </draw:frame>
        <draw:frame draw:style-name="gr6" draw:text-style-name="P7" draw:layer="layout" svg:width="3.262cm" svg:height="0.429cm" svg:x="1.852cm" svg:y="25.347cm">
          <draw:text-box>
            <text:p text:style-name="P2"><text:span text:style-name="T4">n_estimators = 100</text:span></text:p>
          </draw:text-box>
        </draw:frame>
        <draw:frame draw:style-name="gr5" draw:text-style-name="P6" draw:layer="layout" svg:width="5.044cm" svg:height="0.577cm" svg:x="0.988cm" svg:y="26.327cm">
          <draw:text-box>
            <text:p text:style-name="P2"><text:span text:style-name="T3">Mejora en el desempeño: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frame draw:style-name="gr5" draw:text-style-name="P6" draw:layer="layout" svg:width="3.533cm" svg:height="0.577cm" svg:x="1.322cm" svg:y="0.064cm">
          <draw:text-box>
            <text:p text:style-name="P2"><text:span text:style-name="T7">• </text:span><text:span text:style-name="T3">Precisión global:</text:span></text:p>
          </draw:text-box>
        </draw:frame>
        <draw:frame draw:style-name="gr5" draw:text-style-name="P6" draw:layer="layout" svg:width="0.925cm" svg:height="0.475cm" svg:x="4.905cm" svg:y="0.122cm">
          <draw:text-box>
            <text:p text:style-name="P2"><text:span text:style-name="T6"><text:s/></text:span><text:span text:style-name="T6">88%</text:span></text:p>
          </draw:text-box>
        </draw:frame>
        <draw:frame draw:style-name="gr5" draw:text-style-name="P6" draw:layer="layout" svg:width="5.794cm" svg:height="0.577cm" svg:x="1.322cm" svg:y="0.939cm">
          <draw:text-box>
            <text:p text:style-name="P2"><text:span text:style-name="T7">• </text:span><text:span text:style-name="T3">Weighted average F1-score:</text:span></text:p>
          </draw:text-box>
        </draw:frame>
        <draw:frame draw:style-name="gr5" draw:text-style-name="P6" draw:layer="layout" svg:width="0.912cm" svg:height="0.475cm" svg:x="7.093cm" svg:y="0.997cm">
          <draw:text-box>
            <text:p text:style-name="P2"><text:span text:style-name="T6"><text:s/></text:span><text:span text:style-name="T6">0.87</text:span></text:p>
          </draw:text-box>
        </draw:frame>
        <draw:frame draw:style-name="gr5" draw:text-style-name="P6" draw:layer="layout" svg:width="5.133cm" svg:height="0.577cm" svg:x="1.322cm" svg:y="1.814cm">
          <draw:text-box>
            <text:p text:style-name="P2"><text:span text:style-name="T7">• </text:span><text:span text:style-name="T3">Macro average F1-score:</text:span></text:p>
          </draw:text-box>
        </draw:frame>
        <draw:frame draw:style-name="gr5" draw:text-style-name="P6" draw:layer="layout" svg:width="0.912cm" svg:height="0.475cm" svg:x="6.424cm" svg:y="1.872cm">
          <draw:text-box>
            <text:p text:style-name="P2"><text:span text:style-name="T6"><text:s/></text:span><text:span text:style-name="T6">0.81</text:span></text:p>
          </draw:text-box>
        </draw:frame>
        <draw:frame draw:style-name="gr5" draw:text-style-name="P6" draw:layer="layout" svg:width="7.47cm" svg:height="0.577cm" svg:x="0.988cm" svg:y="2.883cm">
          <draw:text-box>
            <text:p text:style-name="P2"><text:span text:style-name="T3">Cómo afectaron los hiperparámetros:</text:span></text:p>
          </draw:text-box>
        </draw:frame>
        <draw:frame draw:style-name="gr5" draw:text-style-name="P6" draw:layer="layout" svg:width="0.438cm" svg:height="0.475cm" svg:x="1.307cm" svg:y="4.01cm">
          <draw:text-box>
            <text:p text:style-name="P2"><text:span text:style-name="T6">1. </text:span></text:p>
          </draw:text-box>
        </draw:frame>
        <draw:frame draw:style-name="gr5" draw:text-style-name="P6" draw:layer="layout" svg:width="2.817cm" svg:height="0.577cm" svg:x="1.729cm" svg:y="3.952cm">
          <draw:text-box>
            <text:p text:style-name="P2"><text:span text:style-name="T3">max_depth=4:</text:span></text:p>
          </draw:text-box>
        </draw:frame>
        <draw:frame draw:style-name="gr5" draw:text-style-name="P6" draw:layer="layout" svg:width="15.966cm" svg:height="0.475cm" svg:x="4.452cm" svg:y="4.01cm">
          <draw:text-box>
            <text:p text:style-name="P2"><text:span text:style-name="T6"><text:s/></text:span><text:span text:style-name="T6">Evitó el sobreajuste limitando la profundidad de cada árbol, manteniendo el modelo</text:span></text:p>
          </draw:text-box>
        </draw:frame>
        <draw:frame draw:style-name="gr5" draw:text-style-name="P6" draw:layer="layout" svg:width="2.55cm" svg:height="0.475cm" svg:x="1.729cm" svg:y="4.708cm">
          <draw:text-box>
            <text:p text:style-name="P2"><text:span text:style-name="T6">generalizable</text:span></text:p>
          </draw:text-box>
        </draw:frame>
        <draw:frame draw:style-name="gr5" draw:text-style-name="P6" draw:layer="layout" svg:width="0.438cm" svg:height="0.475cm" svg:x="1.307cm" svg:y="5.566cm">
          <draw:text-box>
            <text:p text:style-name="P2"><text:span text:style-name="T6">2. </text:span></text:p>
          </draw:text-box>
        </draw:frame>
        <draw:frame draw:style-name="gr5" draw:text-style-name="P6" draw:layer="layout" svg:width="3.655cm" svg:height="0.577cm" svg:x="1.729cm" svg:y="5.508cm">
          <draw:text-box>
            <text:p text:style-name="P2"><text:span text:style-name="T3">n_estimators=100:</text:span></text:p>
          </draw:text-box>
        </draw:frame>
        <draw:frame draw:style-name="gr5" draw:text-style-name="P6" draw:layer="layout" svg:width="15.123cm" svg:height="0.475cm" svg:x="5.29cm" svg:y="5.566cm">
          <draw:text-box>
            <text:p text:style-name="P2"><text:span text:style-name="T6"><text:s/></text:span><text:span text:style-name="T6">Proporcionó suficiente diversidad en el ensemble para mejorar la estabilidad de</text:span></text:p>
          </draw:text-box>
        </draw:frame>
        <draw:frame draw:style-name="gr5" draw:text-style-name="P6" draw:layer="layout" svg:width="9.383cm" svg:height="0.475cm" svg:x="1.729cm" svg:y="6.264cm">
          <draw:text-box>
            <text:p text:style-name="P2"><text:span text:style-name="T6">las predicciones sin costo computacional excesivo</text:span></text:p>
          </draw:text-box>
        </draw:frame>
        <draw:frame draw:style-name="gr5" draw:text-style-name="P6" draw:layer="layout" svg:width="4.904cm" svg:height="0.577cm" svg:x="0.988cm" svg:y="7.275cm">
          <draw:text-box>
            <text:p text:style-name="P2"><text:span text:style-name="T3">Análisis del rendimiento:</text:span></text:p>
          </draw:text-box>
        </draw:frame>
        <draw:frame draw:style-name="gr5" draw:text-style-name="P6" draw:layer="layout" svg:width="0.422cm" svg:height="0.577cm" svg:x="1.322cm" svg:y="8.362cm">
          <draw:text-box>
            <text:p text:style-name="P2"><text:span text:style-name="T7">• </text:span></text:p>
          </draw:text-box>
        </draw:frame>
        <draw:frame draw:style-name="gr5" draw:text-style-name="P6" draw:layer="layout" svg:width="10.039cm" svg:height="0.475cm" svg:x="1.729cm" svg:y="8.42cm">
          <draw:text-box>
            <text:p text:style-name="P2"><text:span text:style-name="T6">Excelente recall para clase 0 (no supervivientes): 99%</text:span></text:p>
          </draw:text-box>
        </draw:frame>
        <draw:frame draw:style-name="gr5" draw:text-style-name="P6" draw:layer="layout" svg:width="0.422cm" svg:height="0.577cm" svg:x="1.322cm" svg:y="9.236cm">
          <draw:text-box>
            <text:p text:style-name="P2"><text:span text:style-name="T7">• </text:span></text:p>
          </draw:text-box>
        </draw:frame>
        <draw:frame draw:style-name="gr5" draw:text-style-name="P6" draw:layer="layout" svg:width="9.37cm" svg:height="0.475cm" svg:x="1.729cm" svg:y="9.294cm">
          <draw:text-box>
            <text:p text:style-name="P2"><text:span text:style-name="T6">Recall más bajo para clase 1 (supervivientes): 57%</text:span></text:p>
          </draw:text-box>
        </draw:frame>
        <draw:frame draw:style-name="gr5" draw:text-style-name="P6" draw:layer="layout" svg:width="0.422cm" svg:height="0.577cm" svg:x="1.322cm" svg:y="10.111cm">
          <draw:text-box>
            <text:p text:style-name="P2"><text:span text:style-name="T7">• </text:span></text:p>
          </draw:text-box>
        </draw:frame>
        <draw:frame draw:style-name="gr5" draw:text-style-name="P6" draw:layer="layout" svg:width="17.617cm" svg:height="0.475cm" svg:x="1.729cm" svg:y="10.169cm">
          <draw:text-box>
            <text:p text:style-name="P2"><text:span text:style-name="T6">El modelo es conservador al predecir supervivencia, reflejando la realidad histórica del Titanic</text:span></text:p>
          </draw:text-box>
        </draw:frame>
        <draw:frame draw:style-name="gr3" draw:text-style-name="P4" draw:layer="layout" svg:width="13.578cm" svg:height="0.725cm" svg:x="0.988cm" svg:y="11.626cm">
          <draw:text-box>
            <text:p text:style-name="P2"><text:span text:style-name="T2">EJERCICIO 12 – Clasificación de Spam con TF-IDF + SVM</text:span></text:p>
          </draw:text-box>
        </draw:frame>
        <draw:frame draw:style-name="gr5" draw:text-style-name="P6" draw:layer="layout" svg:width="4.252cm" svg:height="0.577cm" svg:x="0.988cm" svg:y="12.733cm">
          <draw:text-box>
            <text:p text:style-name="P2"><text:span text:style-name="T3">Archivo referenciado:</text:span></text:p>
          </draw:text-box>
        </draw:frame>
        <draw:frame draw:style-name="gr5" draw:text-style-name="P6" draw:layer="layout" svg:width="6.365cm" svg:height="0.475cm" svg:x="5.152cm" svg:y="12.791cm">
          <draw:text-box>
            <text:p text:style-name="P2"><text:span text:style-name="T6"><text:s/></text:span><text:span text:style-name="T6">Según el documento del ejercicio</text:span></text:p>
          </draw:text-box>
        </draw:frame>
        <draw:frame draw:style-name="gr7" draw:text-style-name="P8" draw:layer="layout" svg:width="2.191cm" svg:height="0.649cm" svg:x="0.988cm" svg:y="13.898cm">
          <draw:text-box>
            <text:p text:style-name="P2"><text:span text:style-name="T5">Pregunta:</text:span></text:p>
          </draw:text-box>
        </draw:frame>
        <draw:frame draw:style-name="gr5" draw:text-style-name="P6" draw:layer="layout" svg:width="19.45cm" svg:height="0.475cm" svg:x="0.988cm" svg:y="14.918cm">
          <draw:text-box>
            <text:p text:style-name="P2"><text:span text:style-name="T6">¿Por qué SVM puede superar a Naive Bayes en tareas de clasificación de texto como el spam? Menciona</text:span></text:p>
          </draw:text-box>
        </draw:frame>
        <draw:frame draw:style-name="gr5" draw:text-style-name="P6" draw:layer="layout" svg:width="18.853cm" svg:height="0.475cm" svg:x="0.988cm" svg:y="15.616cm">
          <draw:text-box>
            <text:p text:style-name="P2"><text:span text:style-name="T6">al menos dos razones técnicas relacionadas con el comportamiento del algoritmo y la naturaleza del</text:span></text:p>
          </draw:text-box>
        </draw:frame>
        <draw:frame draw:style-name="gr5" draw:text-style-name="P6" draw:layer="layout" svg:width="1.132cm" svg:height="0.475cm" svg:x="0.988cm" svg:y="16.315cm">
          <draw:text-box>
            <text:p text:style-name="P2"><text:span text:style-name="T6">texto.</text:span></text:p>
          </draw:text-box>
        </draw:frame>
        <draw:frame draw:style-name="gr7" draw:text-style-name="P8" draw:layer="layout" svg:width="2.669cm" svg:height="0.649cm" svg:x="0.988cm" svg:y="17.423cm">
          <draw:text-box>
            <text:p text:style-name="P2"><text:span text:style-name="T5">RESPUESTA:</text:span></text:p>
          </draw:text-box>
        </draw:frame>
        <draw:frame draw:style-name="gr5" draw:text-style-name="P6" draw:layer="layout" svg:width="12.554cm" svg:height="0.577cm" svg:x="0.988cm" svg:y="18.384cm">
          <draw:text-box>
            <text:p text:style-name="P2"><text:span text:style-name="T3">Razón técnica 1 - Manejo de correlaciones entre características:</text:span></text:p>
          </draw:text-box>
        </draw:frame>
        <draw:frame draw:style-name="gr5" draw:text-style-name="P6" draw:layer="layout" svg:width="1.251cm" svg:height="0.577cm" svg:x="1.322cm" svg:y="19.471cm">
          <draw:text-box>
            <text:p text:style-name="P2"><text:span text:style-name="T7">• </text:span><text:span text:style-name="T3">SVM:</text:span></text:p>
          </draw:text-box>
        </draw:frame>
        <draw:frame draw:style-name="gr5" draw:text-style-name="P6" draw:layer="layout" svg:width="15.907cm" svg:height="0.475cm" svg:x="2.721cm" svg:y="19.529cm">
          <draw:text-box>
            <text:p text:style-name="P2"><text:span text:style-name="T6"><text:s/></text:span><text:span text:style-name="T6">No asume independencia entre características (palabras), puede capturar relaciones</text:span></text:p>
          </draw:text-box>
        </draw:frame>
        <draw:frame draw:style-name="gr5" draw:text-style-name="P6" draw:layer="layout" svg:width="4.836cm" svg:height="0.475cm" svg:x="1.729cm" svg:y="20.227cm">
          <draw:text-box>
            <text:p text:style-name="P2"><text:span text:style-name="T6">complejas entre términos</text:span></text:p>
          </draw:text-box>
        </draw:frame>
        <draw:frame draw:style-name="gr5" draw:text-style-name="P6" draw:layer="layout" svg:width="2.784cm" svg:height="0.577cm" svg:x="1.322cm" svg:y="21.044cm">
          <draw:text-box>
            <text:p text:style-name="P2"><text:span text:style-name="T7">• </text:span><text:span text:style-name="T3">Naive Bayes:</text:span></text:p>
          </draw:text-box>
        </draw:frame>
        <draw:frame draw:style-name="gr5" draw:text-style-name="P6" draw:layer="layout" svg:width="15.835cm" svg:height="0.475cm" svg:x="4.169cm" svg:y="21.102cm">
          <draw:text-box>
            <text:p text:style-name="P2"><text:span text:style-name="T6"><text:s/></text:span><text:span text:style-name="T6">Asume que las palabras son independientes, lo cual es irreal en texto natural donde</text:span></text:p>
          </draw:text-box>
        </draw:frame>
        <draw:frame draw:style-name="gr5" draw:text-style-name="P6" draw:layer="layout" svg:width="9.806cm" svg:height="0.475cm" svg:x="1.729cm" svg:y="21.8cm">
          <draw:text-box>
            <text:p text:style-name="P2"><text:span text:style-name="T6">las palabras están correlacionadas contextualmente</text:span></text:p>
          </draw:text-box>
        </draw:frame>
        <draw:frame draw:style-name="gr5" draw:text-style-name="P6" draw:layer="layout" svg:width="10.361cm" svg:height="0.577cm" svg:x="0.988cm" svg:y="22.811cm">
          <draw:text-box>
            <text:p text:style-name="P2"><text:span text:style-name="T3">Razón técnica 2 - Capacidad de separación no-lineal:</text:span></text:p>
          </draw:text-box>
        </draw:frame>
        <draw:frame draw:style-name="gr5" draw:text-style-name="P6" draw:layer="layout" svg:width="1.251cm" svg:height="0.577cm" svg:x="1.322cm" svg:y="23.898cm">
          <draw:text-box>
            <text:p text:style-name="P2"><text:span text:style-name="T7">• </text:span><text:span text:style-name="T3">SVM:</text:span></text:p>
          </draw:text-box>
        </draw:frame>
        <draw:frame draw:style-name="gr5" draw:text-style-name="P6" draw:layer="layout" svg:width="16.923cm" svg:height="0.475cm" svg:x="2.721cm" svg:y="23.956cm">
          <draw:text-box>
            <text:p text:style-name="P2"><text:span text:style-name="T6"><text:s/></text:span><text:span text:style-name="T6">Con kernels puede encontrar fronteras de decisión complejas en el espacio TF-IDF de alta</text:span></text:p>
          </draw:text-box>
        </draw:frame>
        <draw:frame draw:style-name="gr5" draw:text-style-name="P6" draw:layer="layout" svg:width="3.114cm" svg:height="0.475cm" svg:x="1.729cm" svg:y="24.654cm">
          <draw:text-box>
            <text:p text:style-name="P2"><text:span text:style-name="T6">dimensionalidad</text:span></text:p>
          </draw:text-box>
        </draw:frame>
        <draw:frame draw:style-name="gr5" draw:text-style-name="P6" draw:layer="layout" svg:width="2.784cm" svg:height="0.577cm" svg:x="1.322cm" svg:y="25.471cm">
          <draw:text-box>
            <text:p text:style-name="P2"><text:span text:style-name="T7">• </text:span><text:span text:style-name="T3">Naive Bayes:</text:span></text:p>
          </draw:text-box>
        </draw:frame>
        <draw:frame draw:style-name="gr5" draw:text-style-name="P6" draw:layer="layout" svg:width="14.209cm" svg:height="0.475cm" svg:x="4.169cm" svg:y="25.529cm">
          <draw:text-box>
            <text:p text:style-name="P2"><text:span text:style-name="T6"><text:s/></text:span><text:span text:style-name="T6">Está limitado a fronteras lineales basadas en probabilidades multiplicativas</text:span></text:p>
          </draw:text-box>
        </draw:frame>
        <draw:frame draw:style-name="gr5" draw:text-style-name="P6" draw:layer="layout" svg:width="3.427cm" svg:height="0.577cm" svg:x="0.988cm" svg:y="26.54cm">
          <draw:text-box>
            <text:p text:style-name="P2"><text:span text:style-name="T3">Ejemplo práctico: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frame draw:style-name="gr3" draw:text-style-name="P4" draw:layer="layout" svg:width="16.94cm" svg:height="0.725cm" svg:x="0.988cm" svg:y="3.41cm">
          <draw:text-box>
            <text:p text:style-name="P2"><text:span text:style-name="T2">EJERCICIO 13 – Reducción de Dimensionalidad con PCA sobre Netflix</text:span></text:p>
          </draw:text-box>
        </draw:frame>
        <draw:frame draw:style-name="gr5" draw:text-style-name="P6" draw:layer="layout" svg:width="4.252cm" svg:height="0.577cm" svg:x="0.988cm" svg:y="4.516cm">
          <draw:text-box>
            <text:p text:style-name="P2"><text:span text:style-name="T3">Archivo referenciado:</text:span></text:p>
          </draw:text-box>
        </draw:frame>
        <draw:frame draw:style-name="gr5" draw:text-style-name="P6" draw:layer="layout" svg:width="9.544cm" svg:height="0.475cm" svg:x="5.152cm" svg:y="4.574cm">
          <draw:text-box>
            <text:p text:style-name="P2"><text:span text:style-name="T6"><text:s/></text:span><text:span text:style-name="T6">Según el documento del ejercicio (análisis teórico)</text:span></text:p>
          </draw:text-box>
        </draw:frame>
        <draw:frame draw:style-name="gr7" draw:text-style-name="P8" draw:layer="layout" svg:width="2.191cm" svg:height="0.649cm" svg:x="0.988cm" svg:y="5.682cm">
          <draw:text-box>
            <text:p text:style-name="P2"><text:span text:style-name="T5">Pregunta:</text:span></text:p>
          </draw:text-box>
        </draw:frame>
        <draw:frame draw:style-name="gr5" draw:text-style-name="P6" draw:layer="layout" svg:width="18.726cm" svg:height="0.475cm" svg:x="0.988cm" svg:y="6.701cm">
          <draw:text-box>
            <text:p text:style-name="P2"><text:span text:style-name="T6">¿Qué ventajas ofrece la reducción de dimensionalidad mediante PCA en el análisis de datos como la</text:span></text:p>
          </draw:text-box>
        </draw:frame>
        <draw:frame draw:style-name="gr5" draw:text-style-name="P6" draw:layer="layout" svg:width="16.927cm" svg:height="0.475cm" svg:x="0.988cm" svg:y="7.4cm">
          <draw:text-box>
            <text:p text:style-name="P2"><text:span text:style-name="T6">duración de películas? Explica cómo afecta la visualización y la interpretación de los datos.</text:span></text:p>
          </draw:text-box>
        </draw:frame>
        <draw:frame draw:style-name="gr7" draw:text-style-name="P8" draw:layer="layout" svg:width="2.669cm" svg:height="0.649cm" svg:x="0.988cm" svg:y="8.507cm">
          <draw:text-box>
            <text:p text:style-name="P2"><text:span text:style-name="T5">RESPUESTA:</text:span></text:p>
          </draw:text-box>
        </draw:frame>
        <draw:frame draw:style-name="gr5" draw:text-style-name="P6" draw:layer="layout" svg:width="5.709cm" svg:height="0.577cm" svg:x="0.988cm" svg:y="9.469cm">
          <draw:text-box>
            <text:p text:style-name="P2"><text:span text:style-name="T3">Ventajas principales del PCA:</text:span></text:p>
          </draw:text-box>
        </draw:frame>
        <draw:frame draw:style-name="gr5" draw:text-style-name="P6" draw:layer="layout" svg:width="0.438cm" svg:height="0.475cm" svg:x="1.307cm" svg:y="10.596cm">
          <draw:text-box>
            <text:p text:style-name="P2"><text:span text:style-name="T6">1. </text:span></text:p>
          </draw:text-box>
        </draw:frame>
        <draw:frame draw:style-name="gr5" draw:text-style-name="P6" draw:layer="layout" svg:width="5.154cm" svg:height="0.577cm" svg:x="1.729cm" svg:y="10.538cm">
          <draw:text-box>
            <text:p text:style-name="P2"><text:span text:style-name="T3">Visualización simplificada:</text:span></text:p>
          </draw:text-box>
        </draw:frame>
        <draw:frame draw:style-name="gr5" draw:text-style-name="P6" draw:layer="layout" svg:width="0.422cm" svg:height="0.577cm" svg:x="2.063cm" svg:y="11.254cm">
          <draw:text-box>
            <text:p text:style-name="P2"><text:span text:style-name="T7">• </text:span></text:p>
          </draw:text-box>
        </draw:frame>
        <draw:frame draw:style-name="gr5" draw:text-style-name="P6" draw:layer="layout" svg:width="12.232cm" svg:height="0.475cm" svg:x="2.47cm" svg:y="11.312cm">
          <draw:text-box>
            <text:p text:style-name="P2"><text:span text:style-name="T6">Reduce datos multidimensionales a 1-2 componentes principales</text:span></text:p>
          </draw:text-box>
        </draw:frame>
        <draw:frame draw:style-name="gr5" draw:text-style-name="P6" draw:layer="layout" svg:width="0.422cm" svg:height="0.577cm" svg:x="2.063cm" svg:y="12.129cm">
          <draw:text-box>
            <text:p text:style-name="P2"><text:span text:style-name="T7">• </text:span></text:p>
          </draw:text-box>
        </draw:frame>
        <draw:frame draw:style-name="gr5" draw:text-style-name="P6" draw:layer="layout" svg:width="13.612cm" svg:height="0.475cm" svg:x="2.47cm" svg:y="12.187cm">
          <draw:text-box>
            <text:p text:style-name="P2"><text:span text:style-name="T6">Permite crear gráficos 2D interpretables que capturan la mayor varianza</text:span></text:p>
          </draw:text-box>
        </draw:frame>
        <draw:frame draw:style-name="gr5" draw:text-style-name="P6" draw:layer="layout" svg:width="0.422cm" svg:height="0.577cm" svg:x="2.063cm" svg:y="13.004cm">
          <draw:text-box>
            <text:p text:style-name="P2"><text:span text:style-name="T7">• </text:span></text:p>
          </draw:text-box>
        </draw:frame>
        <draw:frame draw:style-name="gr5" draw:text-style-name="P6" draw:layer="layout" svg:width="9.802cm" svg:height="0.475cm" svg:x="2.47cm" svg:y="13.062cm">
          <draw:text-box>
            <text:p text:style-name="P2"><text:span text:style-name="T6">Facilita la identificación visual de patrones y outliers</text:span></text:p>
          </draw:text-box>
        </draw:frame>
        <draw:frame draw:style-name="gr5" draw:text-style-name="P6" draw:layer="layout" svg:width="0.438cm" svg:height="0.475cm" svg:x="1.307cm" svg:y="14.025cm">
          <draw:text-box>
            <text:p text:style-name="P2"><text:span text:style-name="T6">2. </text:span></text:p>
          </draw:text-box>
        </draw:frame>
        <draw:frame draw:style-name="gr5" draw:text-style-name="P6" draw:layer="layout" svg:width="4.185cm" svg:height="0.577cm" svg:x="1.729cm" svg:y="13.967cm">
          <draw:text-box>
            <text:p text:style-name="P2"><text:span text:style-name="T3">Eliminación de ruido:</text:span></text:p>
          </draw:text-box>
        </draw:frame>
        <draw:frame draw:style-name="gr5" draw:text-style-name="P6" draw:layer="layout" svg:width="0.422cm" svg:height="0.577cm" svg:x="2.063cm" svg:y="14.683cm">
          <draw:text-box>
            <text:p text:style-name="P2"><text:span text:style-name="T7">• </text:span></text:p>
          </draw:text-box>
        </draw:frame>
        <draw:frame draw:style-name="gr5" draw:text-style-name="P6" draw:layer="layout" svg:width="11.525cm" svg:height="0.475cm" svg:x="2.47cm" svg:y="14.741cm">
          <draw:text-box>
            <text:p text:style-name="P2"><text:span text:style-name="T6">Conserva solo las direcciones de mayor variación en los datos</text:span></text:p>
          </draw:text-box>
        </draw:frame>
        <draw:frame draw:style-name="gr5" draw:text-style-name="P6" draw:layer="layout" svg:width="0.422cm" svg:height="0.577cm" svg:x="2.063cm" svg:y="15.558cm">
          <draw:text-box>
            <text:p text:style-name="P2"><text:span text:style-name="T7">• </text:span></text:p>
          </draw:text-box>
        </draw:frame>
        <draw:frame draw:style-name="gr5" draw:text-style-name="P6" draw:layer="layout" svg:width="10.594cm" svg:height="0.475cm" svg:x="2.47cm" svg:y="15.616cm">
          <draw:text-box>
            <text:p text:style-name="P2"><text:span text:style-name="T6">Filtra ruido y redundancia en las mediciones de duración</text:span></text:p>
          </draw:text-box>
        </draw:frame>
        <draw:frame draw:style-name="gr5" draw:text-style-name="P6" draw:layer="layout" svg:width="0.422cm" svg:height="0.577cm" svg:x="2.063cm" svg:y="16.433cm">
          <draw:text-box>
            <text:p text:style-name="P2"><text:span text:style-name="T7">• </text:span></text:p>
          </draw:text-box>
        </draw:frame>
        <draw:frame draw:style-name="gr5" draw:text-style-name="P6" draw:layer="layout" svg:width="7.495cm" svg:height="0.475cm" svg:x="2.47cm" svg:y="16.491cm">
          <draw:text-box>
            <text:p text:style-name="P2"><text:span text:style-name="T6">Mejora la calidad de análisis posteriores</text:span></text:p>
          </draw:text-box>
        </draw:frame>
        <draw:frame draw:style-name="gr5" draw:text-style-name="P6" draw:layer="layout" svg:width="0.438cm" svg:height="0.475cm" svg:x="1.307cm" svg:y="17.454cm">
          <draw:text-box>
            <text:p text:style-name="P2"><text:span text:style-name="T6">3. </text:span></text:p>
          </draw:text-box>
        </draw:frame>
        <draw:frame draw:style-name="gr5" draw:text-style-name="P6" draw:layer="layout" svg:width="8.071cm" svg:height="0.577cm" svg:x="1.729cm" svg:y="17.396cm">
          <draw:text-box>
            <text:p text:style-name="P2"><text:span text:style-name="T3">Interpretación de patrones subyacentes:</text:span></text:p>
          </draw:text-box>
        </draw:frame>
        <draw:frame draw:style-name="gr5" draw:text-style-name="P6" draw:layer="layout" svg:width="0.422cm" svg:height="0.577cm" svg:x="2.063cm" svg:y="18.112cm">
          <draw:text-box>
            <text:p text:style-name="P2"><text:span text:style-name="T7">• </text:span></text:p>
          </draw:text-box>
        </draw:frame>
        <draw:frame draw:style-name="gr5" draw:text-style-name="P6" draw:layer="layout" svg:width="10.598cm" svg:height="0.475cm" svg:x="2.47cm" svg:y="18.17cm">
          <draw:text-box>
            <text:p text:style-name="P2"><text:span text:style-name="T6">Revela la estructura principal de variación en duraciones</text:span></text:p>
          </draw:text-box>
        </draw:frame>
        <draw:frame draw:style-name="gr5" draw:text-style-name="P6" draw:layer="layout" svg:width="0.422cm" svg:height="0.577cm" svg:x="2.063cm" svg:y="18.987cm">
          <draw:text-box>
            <text:p text:style-name="P2"><text:span text:style-name="T7">• </text:span></text:p>
          </draw:text-box>
        </draw:frame>
        <draw:frame draw:style-name="gr5" draw:text-style-name="P6" draw:layer="layout" svg:width="15.593cm" svg:height="0.475cm" svg:x="2.47cm" svg:y="19.045cm">
          <draw:text-box>
            <text:p text:style-name="P2"><text:span text:style-name="T6">Facilita la identificación de grupos naturales (cortos, largometrajes, documentales)</text:span></text:p>
          </draw:text-box>
        </draw:frame>
        <draw:frame draw:style-name="gr5" draw:text-style-name="P6" draw:layer="layout" svg:width="0.422cm" svg:height="0.577cm" svg:x="2.063cm" svg:y="19.862cm">
          <draw:text-box>
            <text:p text:style-name="P2"><text:span text:style-name="T7">• </text:span></text:p>
          </draw:text-box>
        </draw:frame>
        <draw:frame draw:style-name="gr5" draw:text-style-name="P6" draw:layer="layout" svg:width="12.571cm" svg:height="0.475cm" svg:x="2.47cm" svg:y="19.92cm">
          <draw:text-box>
            <text:p text:style-name="P2"><text:span text:style-name="T6">Permite detectar anomalías en duraciones de manera más efectiva</text:span></text:p>
          </draw:text-box>
        </draw:frame>
        <draw:frame draw:style-name="gr5" draw:text-style-name="P6" draw:layer="layout" svg:width="4.993cm" svg:height="0.577cm" svg:x="0.988cm" svg:y="21.036cm">
          <draw:text-box>
            <text:p text:style-name="P2"><text:span text:style-name="T3">Impacto en visualización:</text:span></text:p>
          </draw:text-box>
        </draw:frame>
        <draw:frame draw:style-name="gr5" draw:text-style-name="P6" draw:layer="layout" svg:width="13.117cm" svg:height="0.475cm" svg:x="5.782cm" svg:y="21.094cm">
          <draw:text-box>
            <text:p text:style-name="P2"><text:span text:style-name="T6"><text:s/></text:span><text:span text:style-name="T6">El histograma de componentes principales muestra la distribución de</text:span></text:p>
          </draw:text-box>
        </draw:frame>
        <draw:frame draw:style-name="gr5" draw:text-style-name="P6" draw:layer="layout" svg:width="17.075cm" svg:height="0.475cm" svg:x="0.988cm" svg:y="21.793cm">
          <draw:text-box>
            <text:p text:style-name="P2"><text:span text:style-name="T6">variabilidad, permitiendo identificar si existen múltiples "tipos" de contenido por duración.</text:span></text:p>
          </draw:text-box>
        </draw:frame>
        <draw:frame draw:style-name="gr3" draw:text-style-name="P4" draw:layer="layout" svg:width="18.544cm" svg:height="0.725cm" svg:x="0.988cm" svg:y="23.25cm">
          <draw:text-box>
            <text:p text:style-name="P2"><text:span text:style-name="T2">EJERCICIO 14 – Clustering No Supervisado con KMeans sobre Opiniones de</text:span></text:p>
          </draw:text-box>
        </draw:frame>
        <draw:frame draw:style-name="gr3" draw:text-style-name="P4" draw:layer="layout" svg:width="2.529cm" svg:height="0.725cm" svg:x="0.988cm" svg:y="23.991cm">
          <draw:text-box>
            <text:p text:style-name="P2"><text:span text:style-name="T2">Productos</text:span></text:p>
          </draw:text-box>
        </draw:frame>
        <draw:path draw:style-name="gr4" draw:text-style-name="P5" draw:layer="layout" svg:width="13.002cm" svg:height="0.512cm" svg:x="4.677cm" svg:y="25.152cm" svg:viewBox="0 0 13003 513" svg:d="M169 0h12665c94 0 169 76 169 171v172c0 94-75 170-169 170h-12665c-93 0-169-76-169-170v-172c0-95 76-171 169-171zM12834 18h-12665c-83 0-152 68-152 153v172c0 84 69 152 152 152h12665c84 0 152-68 152-152v-172c0-85-68-153-152-153z">
          <text:p/>
        </draw:path>
        <draw:frame draw:style-name="gr5" draw:text-style-name="P6" draw:layer="layout" svg:width="3.672cm" svg:height="0.577cm" svg:x="0.988cm" svg:y="25.097cm">
          <draw:text-box>
            <text:p text:style-name="P2"><text:span text:style-name="T3">Archivo ejecutado:</text:span></text:p>
          </draw:text-box>
        </draw:frame>
        <draw:frame draw:style-name="gr6" draw:text-style-name="P7" draw:layer="layout" svg:width="13.227cm" svg:height="0.429cm" svg:x="4.801cm" svg:y="25.194cm">
          <draw:text-box>
            <text:p text:style-name="P2"><text:span text:style-name="T4">EjerciciosPropuestos/Ejercicio14/Ejercicio14_Clustering KMeans Opiniones.py</text:span></text:p>
          </draw:text-box>
        </draw:frame>
        <draw:frame draw:style-name="gr7" draw:text-style-name="P8" draw:layer="layout" svg:width="2.191cm" svg:height="0.649cm" svg:x="0.988cm" svg:y="26.272cm">
          <draw:text-box>
            <text:p text:style-name="P2"><text:span text:style-name="T5">Pregunta:</text:span></text:p>
          </draw:text-box>
        </draw:frame>
        <draw:frame draw:style-name="gr5" draw:text-style-name="P6" draw:layer="layout" svg:width="19.336cm" svg:height="0.475cm" svg:x="0.988cm" svg:y="27.291cm">
          <draw:text-box>
            <text:p text:style-name="P2"><text:span text:style-name="T6">Al aplicar KMeans sin conocer las etiquetas reales, ¿qué criterios podrías usar para evaluar si los grupos</text:span></text:p>
          </draw:text-box>
        </draw:frame>
        <draw:frame draw:style-name="gr5" draw:text-style-name="P6" draw:layer="layout" svg:width="19.255cm" svg:height="0.475cm" svg:x="0.988cm" svg:y="27.99cm">
          <draw:text-box>
            <text:p text:style-name="P2"><text:span text:style-name="T6">formados son coherentes? ¿Cómo se podrían interpretar los resultados si los clusters no coinciden con</text:span></text:p>
          </draw:text-box>
        </draw:frame>
        <draw:frame draw:style-name="gr5" draw:text-style-name="P6" draw:layer="layout" svg:width="4.511cm" svg:height="0.475cm" svg:x="0.988cm" svg:y="28.688cm">
          <draw:text-box>
            <text:p text:style-name="P2"><text:span text:style-name="T6">las etiquetas originales?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frame draw:style-name="gr7" draw:text-style-name="P8" draw:layer="layout" svg:width="2.669cm" svg:height="0.649cm" svg:x="0.988cm" svg:y="0.144cm">
          <draw:text-box>
            <text:p text:style-name="P2"><text:span text:style-name="T5">RESPUESTA:</text:span></text:p>
          </draw:text-box>
        </draw:frame>
        <draw:frame draw:style-name="gr5" draw:text-style-name="P6" draw:layer="layout" svg:width="6.699cm" svg:height="0.577cm" svg:x="0.988cm" svg:y="1.105cm">
          <draw:text-box>
            <text:p text:style-name="P2"><text:span text:style-name="T3">Criterios para evaluar coherencia:</text:span></text:p>
          </draw:text-box>
        </draw:frame>
        <draw:frame draw:style-name="gr5" draw:text-style-name="P6" draw:layer="layout" svg:width="0.438cm" svg:height="0.475cm" svg:x="1.307cm" svg:y="2.232cm">
          <draw:text-box>
            <text:p text:style-name="P2"><text:span text:style-name="T6">1. </text:span></text:p>
          </draw:text-box>
        </draw:frame>
        <draw:frame draw:style-name="gr5" draw:text-style-name="P6" draw:layer="layout" svg:width="3.566cm" svg:height="0.577cm" svg:x="1.729cm" svg:y="2.174cm">
          <draw:text-box>
            <text:p text:style-name="P2"><text:span text:style-name="T3">Métricas internas:</text:span></text:p>
          </draw:text-box>
        </draw:frame>
        <draw:frame draw:style-name="gr5" draw:text-style-name="P6" draw:layer="layout" svg:width="3.609cm" svg:height="0.577cm" svg:x="2.063cm" svg:y="2.89cm">
          <draw:text-box>
            <text:p text:style-name="P2"><text:span text:style-name="T7">• </text:span><text:span text:style-name="T3">Silhouette Score:</text:span></text:p>
          </draw:text-box>
        </draw:frame>
        <draw:frame draw:style-name="gr5" draw:text-style-name="P6" draw:layer="layout" svg:width="8.9cm" svg:height="0.475cm" svg:x="5.777cm" svg:y="2.948cm">
          <draw:text-box>
            <text:p text:style-name="P2"><text:span text:style-name="T6"><text:s/></text:span><text:span text:style-name="T6">Mide qué tan bien separados están los clusters</text:span></text:p>
          </draw:text-box>
        </draw:frame>
        <draw:frame draw:style-name="gr5" draw:text-style-name="P6" draw:layer="layout" svg:width="4.689cm" svg:height="0.577cm" svg:x="2.063cm" svg:y="3.765cm">
          <draw:text-box>
            <text:p text:style-name="P2"><text:span text:style-name="T7">• </text:span><text:span text:style-name="T3">Índice Davies-Bouldin:</text:span></text:p>
          </draw:text-box>
        </draw:frame>
        <draw:frame draw:style-name="gr5" draw:text-style-name="P6" draw:layer="layout" svg:width="11.402cm" svg:height="0.475cm" svg:x="6.73cm" svg:y="3.823cm">
          <draw:text-box>
            <text:p text:style-name="P2"><text:span text:style-name="T6"><text:s/></text:span><text:span text:style-name="T6">Evalúa la compacidad intra-cluster y separación inter-cluster</text:span></text:p>
          </draw:text-box>
        </draw:frame>
        <draw:frame draw:style-name="gr5" draw:text-style-name="P6" draw:layer="layout" svg:width="4.566cm" svg:height="0.577cm" svg:x="2.063cm" svg:y="4.64cm">
          <draw:text-box>
            <text:p text:style-name="P2"><text:span text:style-name="T7">• </text:span><text:span text:style-name="T3">Inercia within-cluster:</text:span></text:p>
          </draw:text-box>
        </draw:frame>
        <draw:frame draw:style-name="gr5" draw:text-style-name="P6" draw:layer="layout" svg:width="7.516cm" svg:height="0.475cm" svg:x="6.648cm" svg:y="4.698cm">
          <draw:text-box>
            <text:p text:style-name="P2"><text:span text:style-name="T6"><text:s/></text:span><text:span text:style-name="T6">Mide la cohesión interna de cada grupo</text:span></text:p>
          </draw:text-box>
        </draw:frame>
        <draw:frame draw:style-name="gr5" draw:text-style-name="P6" draw:layer="layout" svg:width="0.438cm" svg:height="0.475cm" svg:x="1.307cm" svg:y="5.661cm">
          <draw:text-box>
            <text:p text:style-name="P2"><text:span text:style-name="T6">2. </text:span></text:p>
          </draw:text-box>
        </draw:frame>
        <draw:frame draw:style-name="gr5" draw:text-style-name="P6" draw:layer="layout" svg:width="4.337cm" svg:height="0.577cm" svg:x="1.729cm" svg:y="5.603cm">
          <draw:text-box>
            <text:p text:style-name="P2"><text:span text:style-name="T3">Análisis de contenido:</text:span></text:p>
          </draw:text-box>
        </draw:frame>
        <draw:frame draw:style-name="gr5" draw:text-style-name="P6" draw:layer="layout" svg:width="0.422cm" svg:height="0.577cm" svg:x="2.063cm" svg:y="6.319cm">
          <draw:text-box>
            <text:p text:style-name="P2"><text:span text:style-name="T7">• </text:span></text:p>
          </draw:text-box>
        </draw:frame>
        <draw:frame draw:style-name="gr5" draw:text-style-name="P6" draw:layer="layout" svg:width="12.804cm" svg:height="0.475cm" svg:x="2.47cm" svg:y="6.377cm">
          <draw:text-box>
            <text:p text:style-name="P2"><text:span text:style-name="T6">Examinar las palabras más frecuentes en cada cluster usando TF-IDF</text:span></text:p>
          </draw:text-box>
        </draw:frame>
        <draw:frame draw:style-name="gr5" draw:text-style-name="P6" draw:layer="layout" svg:width="0.422cm" svg:height="0.577cm" svg:x="2.063cm" svg:y="7.194cm">
          <draw:text-box>
            <text:p text:style-name="P2"><text:span text:style-name="T7">• </text:span></text:p>
          </draw:text-box>
        </draw:frame>
        <draw:frame draw:style-name="gr5" draw:text-style-name="P6" draw:layer="layout" svg:width="8.642cm" svg:height="0.475cm" svg:x="2.47cm" svg:y="7.252cm">
          <draw:text-box>
            <text:p text:style-name="P2"><text:span text:style-name="T6">Verificar si hay temas coherentes emergentes</text:span></text:p>
          </draw:text-box>
        </draw:frame>
        <draw:frame draw:style-name="gr5" draw:text-style-name="P6" draw:layer="layout" svg:width="0.422cm" svg:height="0.577cm" svg:x="2.063cm" svg:y="8.069cm">
          <draw:text-box>
            <text:p text:style-name="P2"><text:span text:style-name="T7">• </text:span></text:p>
          </draw:text-box>
        </draw:frame>
        <draw:frame draw:style-name="gr5" draw:text-style-name="P6" draw:layer="layout" svg:width="9.574cm" svg:height="0.475cm" svg:x="2.47cm" svg:y="8.127cm">
          <draw:text-box>
            <text:p text:style-name="P2"><text:span text:style-name="T6">Analizar la distribución de sentimientos por cluster</text:span></text:p>
          </draw:text-box>
        </draw:frame>
        <draw:frame draw:style-name="gr5" draw:text-style-name="P6" draw:layer="layout" svg:width="10.496cm" svg:height="0.577cm" svg:x="0.988cm" svg:y="9.244cm">
          <draw:text-box>
            <text:p text:style-name="P2"><text:span text:style-name="T3">Interpretación si clusters no coinciden con etiquetas:</text:span></text:p>
          </draw:text-box>
        </draw:frame>
        <draw:frame draw:style-name="gr5" draw:text-style-name="P6" draw:layer="layout" svg:width="8.409cm" svg:height="0.475cm" svg:x="11.158cm" svg:y="9.302cm">
          <draw:text-box>
            <text:p text:style-name="P2"><text:span text:style-name="T6"><text:s/></text:span><text:span text:style-name="T6">Si los clusters no coinciden con las etiquetas</text:span></text:p>
          </draw:text-box>
        </draw:frame>
        <draw:frame draw:style-name="gr5" draw:text-style-name="P6" draw:layer="layout" svg:width="9.379cm" svg:height="0.475cm" svg:x="0.988cm" svg:y="10cm">
          <draw:text-box>
            <text:p text:style-name="P2"><text:span text:style-name="T6">originales (positivo/negativo), esto puede revelar </text:span></text:p>
          </draw:text-box>
        </draw:frame>
        <draw:frame draw:style-name="gr5" draw:text-style-name="P6" draw:layer="layout" svg:width="7.292cm" svg:height="0.577cm" svg:x="10.034cm" svg:y="9.942cm">
          <draw:text-box>
            <text:p text:style-name="P2"><text:span text:style-name="T3">patrones semánticos más profundos</text:span></text:p>
          </draw:text-box>
        </draw:frame>
        <draw:frame draw:style-name="gr5" draw:text-style-name="P6" draw:layer="layout" svg:width="0.422cm" svg:height="0.475cm" svg:x="17.02cm" svg:y="10cm">
          <draw:text-box>
            <text:p text:style-name="P2"><text:span text:style-name="T6">:</text:span></text:p>
          </draw:text-box>
        </draw:frame>
        <draw:frame draw:style-name="gr5" draw:text-style-name="P6" draw:layer="layout" svg:width="4.049cm" svg:height="0.577cm" svg:x="1.322cm" svg:y="11.029cm">
          <draw:text-box>
            <text:p text:style-name="P2"><text:span text:style-name="T7">• </text:span><text:span text:style-name="T3">Clusters temáticos:</text:span></text:p>
          </draw:text-box>
        </draw:frame>
        <draw:frame draw:style-name="gr5" draw:text-style-name="P6" draw:layer="layout" svg:width="14.035cm" svg:height="0.475cm" svg:x="5.443cm" svg:y="11.087cm">
          <draw:text-box>
            <text:p text:style-name="P2"><text:span text:style-name="T6"><text:s/></text:span><text:span text:style-name="T6">Agrupaciones por temas (precio, calidad, servicio) en lugar de sentimiento</text:span></text:p>
          </draw:text-box>
        </draw:frame>
        <draw:frame draw:style-name="gr5" draw:text-style-name="P6" draw:layer="layout" svg:width="6.306cm" svg:height="0.577cm" svg:x="1.322cm" svg:y="11.903cm">
          <draw:text-box>
            <text:p text:style-name="P2"><text:span text:style-name="T7">• </text:span><text:span text:style-name="T3">Subcategorías de sentimiento:</text:span></text:p>
          </draw:text-box>
        </draw:frame>
        <draw:frame draw:style-name="gr5" draw:text-style-name="P6" draw:layer="layout" svg:width="7.812cm" svg:height="0.475cm" svg:x="7.584cm" svg:y="11.961cm">
          <draw:text-box>
            <text:p text:style-name="P2"><text:span text:style-name="T6"><text:s/></text:span><text:span text:style-name="T6">Positivo entusiasta vs positivo moderado</text:span></text:p>
          </draw:text-box>
        </draw:frame>
        <draw:frame draw:style-name="gr5" draw:text-style-name="P6" draw:layer="layout" svg:width="4.46cm" svg:height="0.577cm" svg:x="1.322cm" svg:y="12.778cm">
          <draw:text-box>
            <text:p text:style-name="P2"><text:span text:style-name="T7">• </text:span><text:span text:style-name="T3">Insights de mercado:</text:span></text:p>
          </draw:text-box>
        </draw:frame>
        <draw:frame draw:style-name="gr5" draw:text-style-name="P6" draw:layer="layout" svg:width="14.416cm" svg:height="0.475cm" svg:x="5.707cm" svg:y="12.836cm">
          <draw:text-box>
            <text:p text:style-name="P2"><text:span text:style-name="T6"><text:s/></text:span><text:span text:style-name="T6">Patrones no evidentes que pueden ser más valiosos para análisis de negocio</text:span></text:p>
          </draw:text-box>
        </draw:frame>
        <draw:frame draw:style-name="gr3" draw:text-style-name="P4" draw:layer="layout" svg:width="16.546cm" svg:height="0.725cm" svg:x="0.988cm" svg:y="16.759cm">
          <draw:text-box>
            <text:p text:style-name="P2"><text:span text:style-name="T2">EJERCICIO 15 – Árbol de Decisión con Exportación Visual (Graphviz)</text:span></text:p>
          </draw:text-box>
        </draw:frame>
        <draw:path draw:style-name="gr4" draw:text-style-name="P5" draw:layer="layout" svg:width="12.562cm" svg:height="0.511cm" svg:x="4.677cm" svg:y="17.921cm" svg:viewBox="0 0 12563 512" svg:d="M169 0h12225c93 0 169 76 169 169v174c0 93-76 169-169 169h-12225c-93 0-169-76-169-169v-174c0-93 76-169 169-169zM12394 17h-12225c-83 0-152 68-152 152v174c0 84 69 152 152 152h12225c84 0 152-68 152-152v-174c0-84-68-152-152-152z">
          <text:p/>
        </draw:path>
        <draw:frame draw:style-name="gr5" draw:text-style-name="P6" draw:layer="layout" svg:width="3.672cm" svg:height="0.577cm" svg:x="0.988cm" svg:y="17.865cm">
          <draw:text-box>
            <text:p text:style-name="P2"><text:span text:style-name="T3">Archivo ejecutado:</text:span></text:p>
          </draw:text-box>
        </draw:frame>
        <draw:frame draw:style-name="gr6" draw:text-style-name="P7" draw:layer="layout" svg:width="12.778cm" svg:height="0.429cm" svg:x="4.801cm" svg:y="17.963cm">
          <draw:text-box>
            <text:p text:style-name="P2"><text:span text:style-name="T4">EjerciciosPropuestos/Ejercicio15/Ejercicio15_Árbol de Decisión Graphviz.py</text:span></text:p>
          </draw:text-box>
        </draw:frame>
        <draw:frame draw:style-name="gr7" draw:text-style-name="P8" draw:layer="layout" svg:width="2.191cm" svg:height="0.649cm" svg:x="0.988cm" svg:y="19.04cm">
          <draw:text-box>
            <text:p text:style-name="P2"><text:span text:style-name="T5">Pregunta:</text:span></text:p>
          </draw:text-box>
        </draw:frame>
        <draw:frame draw:style-name="gr5" draw:text-style-name="P6" draw:layer="layout" svg:width="18.87cm" svg:height="0.475cm" svg:x="0.988cm" svg:y="20.06cm">
          <draw:text-box>
            <text:p text:style-name="P2"><text:span text:style-name="T6">¿Qué ventajas ofrece la visualización del árbol de decisión exportado respecto al análisis en consola?</text:span></text:p>
          </draw:text-box>
        </draw:frame>
        <draw:frame draw:style-name="gr5" draw:text-style-name="P6" draw:layer="layout" svg:width="15.488cm" svg:height="0.475cm" svg:x="0.988cm" svg:y="20.758cm">
          <draw:text-box>
            <text:p text:style-name="P2"><text:span text:style-name="T6">Menciona dos beneficios específicos relacionados con la comprensión del modelo.</text:span></text:p>
          </draw:text-box>
        </draw:frame>
        <draw:frame draw:style-name="gr7" draw:text-style-name="P8" draw:layer="layout" svg:width="2.669cm" svg:height="0.649cm" svg:x="0.988cm" svg:y="21.866cm">
          <draw:text-box>
            <text:p text:style-name="P2"><text:span text:style-name="T5">RESPUESTA:</text:span></text:p>
          </draw:text-box>
        </draw:frame>
        <draw:frame draw:style-name="gr5" draw:text-style-name="P6" draw:layer="layout" svg:width="13.21cm" svg:height="0.577cm" svg:x="0.988cm" svg:y="22.827cm">
          <draw:text-box>
            <text:p text:style-name="P2"><text:span text:style-name="T3">Beneficio específico 1 - Comprensión intuitiva del flujo de decisión:</text:span></text:p>
          </draw:text-box>
        </draw:frame>
        <draw:frame draw:style-name="gr5" draw:text-style-name="P6" draw:layer="layout" svg:width="1.556cm" svg:height="0.577cm" svg:x="1.322cm" svg:y="23.914cm">
          <draw:text-box>
            <text:p text:style-name="P2"><text:span text:style-name="T7">• </text:span><text:span text:style-name="T3">Visual:</text:span></text:p>
          </draw:text-box>
        </draw:frame>
        <draw:frame draw:style-name="gr5" draw:text-style-name="P6" draw:layer="layout" svg:width="16.063cm" svg:height="0.475cm" svg:x="3.024cm" svg:y="23.972cm">
          <draw:text-box>
            <text:p text:style-name="P2"><text:span text:style-name="T6"><text:s/></text:span><text:span text:style-name="T6">Permite seguir el camino completo desde la raíz hasta las hojas de manera inmediata</text:span></text:p>
          </draw:text-box>
        </draw:frame>
        <draw:frame draw:style-name="gr5" draw:text-style-name="P6" draw:layer="layout" svg:width="1.971cm" svg:height="0.577cm" svg:x="1.322cm" svg:y="24.789cm">
          <draw:text-box>
            <text:p text:style-name="P2"><text:span text:style-name="T7">• </text:span><text:span text:style-name="T3">Consola:</text:span></text:p>
          </draw:text-box>
        </draw:frame>
        <draw:frame draw:style-name="gr5" draw:text-style-name="P6" draw:layer="layout" svg:width="12.672cm" svg:height="0.475cm" svg:x="3.37cm" svg:y="24.847cm">
          <draw:text-box>
            <text:p text:style-name="P2"><text:span text:style-name="T6"><text:s/></text:span><text:span text:style-name="T6">Requiere leer línea por línea y mentalmente construir la estructura</text:span></text:p>
          </draw:text-box>
        </draw:frame>
        <draw:frame draw:style-name="gr5" draw:text-style-name="P6" draw:layer="layout" svg:width="2.03cm" svg:height="0.577cm" svg:x="1.322cm" svg:y="25.664cm">
          <draw:text-box>
            <text:p text:style-name="P2"><text:span text:style-name="T7">• </text:span><text:span text:style-name="T3">Impacto:</text:span></text:p>
          </draw:text-box>
        </draw:frame>
        <draw:frame draw:style-name="gr5" draw:text-style-name="P6" draw:layer="layout" svg:width="16.232cm" svg:height="0.475cm" svg:x="3.404cm" svg:y="25.722cm">
          <draw:text-box>
            <text:p text:style-name="P2"><text:span text:style-name="T6"><text:s/></text:span><text:span text:style-name="T6">Los stakeholders no-técnicos pueden entender exactamente qué condiciones llevan a</text:span></text:p>
          </draw:text-box>
        </draw:frame>
        <draw:frame draw:style-name="gr5" draw:text-style-name="P6" draw:layer="layout" svg:width="2.957cm" svg:height="0.475cm" svg:x="1.729cm" svg:y="26.42cm">
          <draw:text-box>
            <text:p text:style-name="P2"><text:span text:style-name="T6">cada predicción</text:span></text:p>
          </draw:text-box>
        </draw:frame>
        <draw:frame draw:style-name="gr5" draw:text-style-name="P6" draw:layer="layout" svg:width="13.845cm" svg:height="0.577cm" svg:x="0.988cm" svg:y="27.431cm">
          <draw:text-box>
            <text:p text:style-name="P2"><text:span text:style-name="T3">Beneficio específico 2 - Identificación inmediata de patrones y sesgos: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frame draw:style-name="gr5" draw:text-style-name="P6" draw:layer="layout" svg:width="1.556cm" svg:height="0.577cm" svg:x="1.322cm" svg:y="0.064cm">
          <draw:text-box>
            <text:p text:style-name="P2"><text:span text:style-name="T7">• </text:span><text:span text:style-name="T3">Visual:</text:span></text:p>
          </draw:text-box>
        </draw:frame>
        <draw:frame draw:style-name="gr5" draw:text-style-name="P6" draw:layer="layout" svg:width="17.151cm" svg:height="0.475cm" svg:x="3.024cm" svg:y="0.122cm">
          <draw:text-box>
            <text:p text:style-name="P2"><text:span text:style-name="T6"><text:s/></text:span><text:span text:style-name="T6">Revela instantáneamente si el árbol </text:span><text:span text:style-name="T6">está balanceado, qué variables </text:span><text:span text:style-name="T6">dominan las decisiones</text:span></text:p>
          </draw:text-box>
        </draw:frame>
        <draw:frame draw:style-name="gr5" draw:text-style-name="P6" draw:layer="layout" svg:width="11.225cm" svg:height="0.475cm" svg:x="1.729cm" svg:y="0.821cm">
          <draw:text-box>
            <text:p text:style-name="P2"><text:span text:style-name="T6">superiores, y detecta sobreajuste por ramas muy </text:span><text:span text:style-name="T6">profundas</text:span></text:p>
          </draw:text-box>
        </draw:frame>
        <draw:frame draw:style-name="gr5" draw:text-style-name="P6" draw:layer="layout" svg:width="1.971cm" svg:height="0.577cm" svg:x="1.322cm" svg:y="1.638cm">
          <draw:text-box>
            <text:p text:style-name="P2"><text:span text:style-name="T7">• </text:span><text:span text:style-name="T3">Consola:</text:span></text:p>
          </draw:text-box>
        </draw:frame>
        <draw:frame draw:style-name="gr5" draw:text-style-name="P6" draw:layer="layout" svg:width="15.962cm" svg:height="0.475cm" svg:x="3.37cm" svg:y="1.696cm">
          <draw:text-box>
            <text:p text:style-name="P2"><text:span text:style-name="T6"><text:s/></text:span><text:span text:style-name="T6">Esta información está dispersa en el texto y requiere análisis tedioso </text:span><text:span text:style-name="T6">para identificar</text:span></text:p>
          </draw:text-box>
        </draw:frame>
        <draw:frame draw:style-name="gr5" draw:text-style-name="P6" draw:layer="layout" svg:width="1.7cm" svg:height="0.475cm" svg:x="1.729cm" svg:y="2.394cm">
          <draw:text-box>
            <text:p text:style-name="P2"><text:span text:style-name="T6">patrones</text:span></text:p>
          </draw:text-box>
        </draw:frame>
        <draw:frame draw:style-name="gr5" draw:text-style-name="P6" draw:layer="layout" svg:width="2.03cm" svg:height="0.577cm" svg:x="1.322cm" svg:y="3.211cm">
          <draw:text-box>
            <text:p text:style-name="P2"><text:span text:style-name="T7">• </text:span><text:span text:style-name="T3">Impacto:</text:span></text:p>
          </draw:text-box>
        </draw:frame>
        <draw:frame draw:style-name="gr5" draw:text-style-name="P6" draw:layer="layout" svg:width="14.679cm" svg:height="0.475cm" svg:x="3.404cm" svg:y="3.269cm">
          <draw:text-box>
            <text:p text:style-name="P2"><text:span text:style-name="T6"><text:s/></text:span><text:span text:style-name="T6">Permite </text:span><text:span text:style-name="T6">validación </text:span><text:span text:style-name="T6">rápida del </text:span><text:span text:style-name="T6">modelo y </text:span><text:span text:style-name="T6">detección </text:span><text:span text:style-name="T6">de </text:span><text:span text:style-name="T6">problemas </text:span><text:span text:style-name="T6">estructura</text:span><text:span text:style-name="T6">les</text:span></text:p>
          </draw:text-box>
        </draw:frame>
        <draw:frame draw:style-name="gr5" draw:text-style-name="P6" draw:layer="layout" svg:width="7.161cm" svg:height="0.577cm" svg:x="0.988cm" svg:y="4.28cm">
          <draw:text-box>
            <text:p text:style-name="P2"><text:span text:style-name="T3">Valor agregado en contextos reales:</text:span></text:p>
          </draw:text-box>
        </draw:frame>
        <draw:path draw:style-name="gr4" draw:text-style-name="P5" draw:layer="layout" svg:width="2.876cm" svg:height="0.512cm" svg:x="12.892cm" svg:y="4.335cm" svg:viewBox="0 0 2877 513" svg:d="M171 0h2537c93 0 169 77 169 170v173c0 94-76 170-169 170h-2537c-94 0-171-76-171-170v-173c0-93 77-170 171-170zM2708 19h-2537c-84 0-153 68-153 151v173c0 84 69 152 153 152h2537c84 0 152-68 152-152v-173c0-83-68-151-152-151z">
          <text:p/>
        </draw:path>
        <draw:frame draw:style-name="gr5" draw:text-style-name="P6" draw:layer="layout" svg:width="5.116cm" svg:height="0.475cm" svg:x="7.949cm" svg:y="4.338cm">
          <draw:text-box>
            <text:p text:style-name="P2"><text:span text:style-name="T6"><text:s/></text:span><text:span text:style-name="T6">La visualización generada (</text:span></text:p>
          </draw:text-box>
        </draw:frame>
        <draw:frame draw:style-name="gr6" draw:text-style-name="P7" draw:layer="layout" svg:width="2.728cm" svg:height="0.429cm" svg:x="13.016cm" svg:y="4.377cm">
          <draw:text-box>
            <text:p text:style-name="P2"><text:span text:style-name="T4">titanic_tree.png</text:span></text:p>
          </draw:text-box>
        </draw:frame>
        <draw:frame draw:style-name="gr5" draw:text-style-name="P6" draw:layer="layout" svg:width="1.844cm" svg:height="0.475cm" svg:x="15.769cm" svg:y="4.338cm">
          <draw:text-box>
            <text:p text:style-name="P2"><text:span text:style-name="T6">) </text:span><text:span text:style-name="T6">p</text:span><text:span text:style-name="T6">er</text:span><text:span text:style-name="T6">m</text:span><text:span text:style-name="T6">it</text:span><text:span text:style-name="T6">e:</text:span></text:p>
          </draw:text-box>
        </draw:frame>
        <draw:frame draw:style-name="gr5" draw:text-style-name="P6" draw:layer="layout" svg:width="0.422cm" svg:height="0.577cm" svg:x="1.322cm" svg:y="5.375cm">
          <draw:text-box>
            <text:p text:style-name="P2"><text:span text:style-name="T7">• </text:span></text:p>
          </draw:text-box>
        </draw:frame>
        <draw:frame draw:style-name="gr5" draw:text-style-name="P6" draw:layer="layout" svg:width="6.72cm" svg:height="0.475cm" svg:x="1.729cm" svg:y="5.433cm">
          <draw:text-box>
            <text:p text:style-name="P2"><text:span text:style-name="T6">Validación de </text:span><text:span text:style-name="T6">dominio por </text:span><text:span text:style-name="T6">expertos</text:span></text:p>
          </draw:text-box>
        </draw:frame>
        <draw:frame draw:style-name="gr5" draw:text-style-name="P6" draw:layer="layout" svg:width="0.422cm" svg:height="0.577cm" svg:x="1.322cm" svg:y="6.25cm">
          <draw:text-box>
            <text:p text:style-name="P2"><text:span text:style-name="T7">• </text:span></text:p>
          </draw:text-box>
        </draw:frame>
        <draw:frame draw:style-name="gr5" draw:text-style-name="P6" draw:layer="layout" svg:width="7.584cm" svg:height="0.475cm" svg:x="1.729cm" svg:y="6.308cm">
          <draw:text-box>
            <text:p text:style-name="P2"><text:span text:style-name="T6">Explicabilidad en contextos regulatorios</text:span></text:p>
          </draw:text-box>
        </draw:frame>
        <draw:frame draw:style-name="gr5" draw:text-style-name="P6" draw:layer="layout" svg:width="0.422cm" svg:height="0.577cm" svg:x="1.322cm" svg:y="7.125cm">
          <draw:text-box>
            <text:p text:style-name="P2"><text:span text:style-name="T7">• </text:span></text:p>
          </draw:text-box>
        </draw:frame>
        <draw:frame draw:style-name="gr5" draw:text-style-name="P6" draw:layer="layout" svg:width="6.97cm" svg:height="0.475cm" svg:x="1.729cm" svg:y="7.183cm">
          <draw:text-box>
            <text:p text:style-name="P2"><text:span text:style-name="T6">Debugging más eficiente del modelo</text:span></text:p>
          </draw:text-box>
        </draw:frame>
        <draw:frame draw:style-name="gr5" draw:text-style-name="P6" draw:layer="layout" svg:width="0.422cm" svg:height="0.577cm" svg:x="1.322cm" svg:y="8cm">
          <draw:text-box>
            <text:p text:style-name="P2"><text:span text:style-name="T7">• </text:span></text:p>
          </draw:text-box>
        </draw:frame>
        <draw:frame draw:style-name="gr5" draw:text-style-name="P6" draw:layer="layout" svg:width="7.601cm" svg:height="0.475cm" svg:x="1.729cm" svg:y="8.058cm">
          <draw:text-box>
            <text:p text:style-name="P2"><text:span text:style-name="T6">Comunicación efectiva con stakeholder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iroFont-0-0" svg:font-family="CairoFont-0-0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zilla_Bullet" svg:font-family="Mozilla_Bulle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5T07:43:53.291807269</dc:date>
    <meta:editing-duration>PT10M7S</meta:editing-duration>
    <meta:editing-cycles>1</meta:editing-cycles>
    <meta:document-statistic meta:object-count="203"/>
    <meta:generator>LibreOffice/24.2.7.2$Linux_X86_64 LibreOffice_project/420$Build-2</meta:generator>
  </office:meta>
</office:document-meta>
</file>